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24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fo:background-color="#ffffff" fo:border="0.06pt solid #000000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3.32mm" svg:height="65.43mm" svg:x="95.39mm" svg:y="73.04mm">
            <draw:object draw:notify-on-update-of-ranges="Planilha1.B19:Planilha1.B30 Planilha1.C18:Planilha1.C18 Planilha1.C19:Planilha1.C30 Planilha1.D18:Planilha1.D18 Planilha1.D19:Planilha1.D30 Planilha1.E18:Planilha1.E18 Planilha1.E19:Planilha1.E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40.25mm" svg:height="72.24mm" svg:x="102.21mm" svg:y="0mm">
            <draw:object draw:notify-on-update-of-ranges="Planilha1.B4:Planilha1.B15 Planilha1.C3:Planilha1.C3 Planilha1.C4:Planilha1.C15 Planilha1.D3:Planilha1.D3 Planilha1.D4:Planilha1.D15 Planilha1.E3:Planilha1.E3 Planilha1.E4:Planilha1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59" table:default-cell-style-name="ce1"/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ITERAÇÕES POR INSTÂNCIA</text:p>
          </table:table-cell>
          <table:covered-table-cell table:number-columns-repeated="3"/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LE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HARD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451" calcext:value-type="float">
            <text:p>245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85" calcext:value-type="float">
            <text:p>48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901" calcext:value-type="float">
            <text:p>990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011" calcext:value-type="float">
            <text:p>1011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9801" calcext:value-type="float">
            <text:p>3980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737" calcext:value-type="float">
            <text:p>1737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9701" calcext:value-type="float">
            <text:p>8970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228" calcext:value-type="float">
            <text:p>2228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59601" calcext:value-type="float">
            <text:p>15960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922" calcext:value-type="float">
            <text:p>3922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49501" calcext:value-type="float">
            <text:p>24950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5314" calcext:value-type="float">
            <text:p>5314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359401" calcext:value-type="float">
            <text:p>35940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4222" calcext:value-type="float">
            <text:p>4222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489301" calcext:value-type="float">
            <text:p>48930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313" calcext:value-type="float">
            <text:p>5313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639201" calcext:value-type="float">
            <text:p>63920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5965" calcext:value-type="float">
            <text:p>5965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809101" calcext:value-type="float">
            <text:p>80910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091" calcext:value-type="float">
            <text:p>709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999001" calcext:value-type="float">
            <text:p>999001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TEMPO EXECUÇÃO POR INSTÂNCIA</text:p>
          </table:table-cell>
          <table:covered-table-cell table:number-columns-repeated="3"/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LE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HARD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238708" calcext:value-type="float">
            <text:p>1238708</text:p>
          </table:table-cell>
          <table:table-cell table:style-name="ce5" office:value-type="float" office:value="99077" calcext:value-type="float">
            <text:p>99077</text:p>
          </table:table-cell>
          <table:table-cell table:style-name="ce5" office:value-type="float" office:value="4331556" calcext:value-type="float">
            <text:p>4331556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88397" calcext:value-type="float">
            <text:p>1088397</text:p>
          </table:table-cell>
          <table:table-cell table:style-name="ce5" office:value-type="float" office:value="107658" calcext:value-type="float">
            <text:p>107658</text:p>
          </table:table-cell>
          <table:table-cell table:style-name="ce5" office:value-type="float" office:value="6720768" calcext:value-type="float">
            <text:p>6720768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78844" calcext:value-type="float">
            <text:p>878844</text:p>
          </table:table-cell>
          <table:table-cell table:style-name="ce5" office:value-type="float" office:value="378832" calcext:value-type="float">
            <text:p>378832</text:p>
          </table:table-cell>
          <table:table-cell table:style-name="ce5" office:value-type="float" office:value="17328549" calcext:value-type="float">
            <text:p>17328549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978029" calcext:value-type="float">
            <text:p>978029</text:p>
          </table:table-cell>
          <table:table-cell table:style-name="ce5" office:value-type="float" office:value="328884" calcext:value-type="float">
            <text:p>328884</text:p>
          </table:table-cell>
          <table:table-cell table:style-name="ce5" office:value-type="float" office:value="54942274" calcext:value-type="float">
            <text:p>54942274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2480040" calcext:value-type="float">
            <text:p>2480040</text:p>
          </table:table-cell>
          <table:table-cell table:style-name="ce5" office:value-type="float" office:value="503251" calcext:value-type="float">
            <text:p>503251</text:p>
          </table:table-cell>
          <table:table-cell table:style-name="ce6" office:value-type="float" office:value="127381227" calcext:value-type="float">
            <text:p>127381227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726448" calcext:value-type="float">
            <text:p>2726448</text:p>
          </table:table-cell>
          <table:table-cell table:style-name="ce5" office:value-type="float" office:value="693248" calcext:value-type="float">
            <text:p>693248</text:p>
          </table:table-cell>
          <table:table-cell table:style-name="ce6" office:value-type="float" office:value="232817582" calcext:value-type="float">
            <text:p>232817582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931709" calcext:value-type="float">
            <text:p>2931709</text:p>
          </table:table-cell>
          <table:table-cell table:style-name="ce5" office:value-type="float" office:value="456328" calcext:value-type="float">
            <text:p>456328</text:p>
          </table:table-cell>
          <table:table-cell table:style-name="ce6" office:value-type="float" office:value="296326281" calcext:value-type="float">
            <text:p>29632628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5887075" calcext:value-type="float">
            <text:p>5887075</text:p>
          </table:table-cell>
          <table:table-cell table:style-name="ce5" office:value-type="float" office:value="1326305" calcext:value-type="float">
            <text:p>1326305</text:p>
          </table:table-cell>
          <table:table-cell table:style-name="ce5" office:value-type="float" office:value="449779949" calcext:value-type="float">
            <text:p>449779949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3461620" calcext:value-type="float">
            <text:p>3461620</text:p>
          </table:table-cell>
          <table:table-cell table:style-name="ce5" office:value-type="float" office:value="721411" calcext:value-type="float">
            <text:p>721411</text:p>
          </table:table-cell>
          <table:table-cell table:style-name="ce5" office:value-type="float" office:value="646202504" calcext:value-type="float">
            <text:p>646202504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352086" calcext:value-type="float">
            <text:p>4352086</text:p>
          </table:table-cell>
          <table:table-cell table:style-name="ce5" office:value-type="float" office:value="771742" calcext:value-type="float">
            <text:p>771742</text:p>
          </table:table-cell>
          <table:table-cell table:style-name="ce5" office:value-type="float" office:value="874634648" calcext:value-type="float">
            <text:p>874634648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5702195" calcext:value-type="float">
            <text:p>5702195</text:p>
          </table:table-cell>
          <table:table-cell table:style-name="ce5" office:value-type="float" office:value="823393" calcext:value-type="float">
            <text:p>823393</text:p>
          </table:table-cell>
          <table:table-cell table:style-name="ce5" office:value-type="float" office:value="1426905734" calcext:value-type="float">
            <text:p>1426905734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8726799" calcext:value-type="float">
            <text:p>8726799</text:p>
          </table:table-cell>
          <table:table-cell table:style-name="ce5" office:value-type="float" office:value="1170535" calcext:value-type="float">
            <text:p>1170535</text:p>
          </table:table-cell>
          <table:table-cell table:style-name="ce5" office:value-type="float" office:value="2352278681" calcext:value-type="float">
            <text:p>2352278681</text:p>
          </table:table-cell>
          <table:table-cell table:number-columns-repeated="59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ilha2" table:style-name="ta1">
        <table:shapes>
          <draw:frame draw:z-index="0" draw:style-name="gr1" draw:text-style-name="P1" svg:width="153.32mm" svg:height="65.43mm" svg:x="95.39mm" svg:y="73.04mm">
            <draw:object draw:notify-on-update-of-ranges="Planilha2.B19:Planilha2.B30 Planilha2.C18:Planilha2.C18 Planilha2.C19:Planilha2.C30 Planilha2.D18:Planilha2.D18 Planilha2.D19:Planilha2.D30 Planilha2.E18:Planilha2.E18 Planilha2.E19:Planilha2.E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40.25mm" svg:height="72.24mm" svg:x="102.21mm" svg:y="0mm">
            <draw:object draw:notify-on-update-of-ranges="Planilha2.B4:Planilha2.B15 Planilha2.C3:Planilha2.C3 Planilha2.C4:Planilha2.C15 Planilha2.D3:Planilha2.D3 Planilha2.D4:Planilha2.D15 Planilha2.E3:Planilha2.E3 Planilha2.E4:Planilha2.E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59" table:default-cell-style-name="ce1"/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ITERAÇÕES POR INSTÂNCIA</text:p>
          </table:table-cell>
          <table:covered-table-cell table:number-columns-repeated="3"/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LE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HARD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451" calcext:value-type="float">
            <text:p>245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85" calcext:value-type="float">
            <text:p>48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901" calcext:value-type="float">
            <text:p>990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011" calcext:value-type="float">
            <text:p>1011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9801" calcext:value-type="float">
            <text:p>3980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737" calcext:value-type="float">
            <text:p>1737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9701" calcext:value-type="float">
            <text:p>8970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228" calcext:value-type="float">
            <text:p>2228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59601" calcext:value-type="float">
            <text:p>15960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922" calcext:value-type="float">
            <text:p>3922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49501" calcext:value-type="float">
            <text:p>24950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5314" calcext:value-type="float">
            <text:p>5314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359401" calcext:value-type="float">
            <text:p>35940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4222" calcext:value-type="float">
            <text:p>4222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489301" calcext:value-type="float">
            <text:p>48930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313" calcext:value-type="float">
            <text:p>5313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639201" calcext:value-type="float">
            <text:p>63920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5965" calcext:value-type="float">
            <text:p>5965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809101" calcext:value-type="float">
            <text:p>80910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091" calcext:value-type="float">
            <text:p>709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999001" calcext:value-type="float">
            <text:p>999001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TEMPO EXECUÇÃO POR INSTÂNCIA</text:p>
          </table:table-cell>
          <table:covered-table-cell table:number-columns-repeated="3"/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LE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HARD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338" calcext:value-type="float">
            <text:p>2338</text:p>
          </table:table-cell>
          <table:table-cell table:style-name="ce5" office:value-type="float" office:value="1460" calcext:value-type="float">
            <text:p>1460</text:p>
          </table:table-cell>
          <table:table-cell table:style-name="ce5" office:value-type="float" office:value="5659" calcext:value-type="float">
            <text:p>5659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5" office:value-type="float" office:value="36085" calcext:value-type="float">
            <text:p>36085</text:p>
          </table:table-cell>
          <table:table-cell table:style-name="ce5" office:value-type="float" office:value="12522" calcext:value-type="float">
            <text:p>12522</text:p>
          </table:table-cell>
          <table:table-cell table:style-name="ce5" office:value-type="float" office:value="667322" calcext:value-type="float">
            <text:p>667322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2561" calcext:value-type="float">
            <text:p>82561</text:p>
          </table:table-cell>
          <table:table-cell table:style-name="ce5" office:value-type="float" office:value="26144" calcext:value-type="float">
            <text:p>26144</text:p>
          </table:table-cell>
          <table:table-cell table:style-name="ce5" office:value-type="float" office:value="3534894" calcext:value-type="float">
            <text:p>3534894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22936" calcext:value-type="float">
            <text:p>222936</text:p>
          </table:table-cell>
          <table:table-cell table:style-name="ce5" office:value-type="float" office:value="50293" calcext:value-type="float">
            <text:p>50293</text:p>
          </table:table-cell>
          <table:table-cell table:style-name="ce5" office:value-type="float" office:value="14203892" calcext:value-type="float">
            <text:p>14203892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493257" calcext:value-type="float">
            <text:p>493257</text:p>
          </table:table-cell>
          <table:table-cell table:style-name="ce5" office:value-type="float" office:value="84581" calcext:value-type="float">
            <text:p>84581</text:p>
          </table:table-cell>
          <table:table-cell table:style-name="ce6" office:value-type="float" office:value="38609025" calcext:value-type="float">
            <text:p>38609025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552855" calcext:value-type="float">
            <text:p>552855</text:p>
          </table:table-cell>
          <table:table-cell table:style-name="ce5" office:value-type="float" office:value="141150" calcext:value-type="float">
            <text:p>141150</text:p>
          </table:table-cell>
          <table:table-cell table:style-name="ce6" office:value-type="float" office:value="70513064" calcext:value-type="float">
            <text:p>70513064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889712" calcext:value-type="float">
            <text:p>889712</text:p>
          </table:table-cell>
          <table:table-cell table:style-name="ce5" office:value-type="float" office:value="225305" calcext:value-type="float">
            <text:p>225305</text:p>
          </table:table-cell>
          <table:table-cell table:style-name="ce6" office:value-type="float" office:value="95552361" calcext:value-type="float">
            <text:p>9555236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295995" calcext:value-type="float">
            <text:p>1295995</text:p>
          </table:table-cell>
          <table:table-cell table:style-name="ce5" office:value-type="float" office:value="232714" calcext:value-type="float">
            <text:p>232714</text:p>
          </table:table-cell>
          <table:table-cell table:style-name="ce5" office:value-type="float" office:value="141176125" calcext:value-type="float">
            <text:p>141176125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1194015" calcext:value-type="float">
            <text:p>1194015</text:p>
          </table:table-cell>
          <table:table-cell table:style-name="ce5" office:value-type="float" office:value="220484" calcext:value-type="float">
            <text:p>220484</text:p>
          </table:table-cell>
          <table:table-cell table:style-name="ce5" office:value-type="float" office:value="208560036" calcext:value-type="float">
            <text:p>208560036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623796" calcext:value-type="float">
            <text:p>1623796</text:p>
          </table:table-cell>
          <table:table-cell table:style-name="ce5" office:value-type="float" office:value="341855" calcext:value-type="float">
            <text:p>341855</text:p>
          </table:table-cell>
          <table:table-cell table:style-name="ce5" office:value-type="float" office:value="298235105" calcext:value-type="float">
            <text:p>298235105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616880" calcext:value-type="float">
            <text:p>1616880</text:p>
          </table:table-cell>
          <table:table-cell table:style-name="ce5" office:value-type="float" office:value="281435" calcext:value-type="float">
            <text:p>281435</text:p>
          </table:table-cell>
          <table:table-cell table:style-name="ce5" office:value-type="float" office:value="367439839" calcext:value-type="float">
            <text:p>367439839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286857" calcext:value-type="float">
            <text:p>2286857</text:p>
          </table:table-cell>
          <table:table-cell table:style-name="ce5" office:value-type="float" office:value="301788" calcext:value-type="float">
            <text:p>301788</text:p>
          </table:table-cell>
          <table:table-cell table:style-name="ce5" office:value-type="float" office:value="451868813" calcext:value-type="float">
            <text:p>451868813</text:p>
          </table:table-cell>
          <table:table-cell table:number-columns-repeated="59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1:31:18.64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7T12:39:41.058000000</meta:creation-date>
    <dc:date>2020-10-14T16:57:45.744000000</dc:date>
    <meta:editing-duration>PT9H34M9S</meta:editing-duration>
    <meta:editing-cycles>14</meta:editing-cycles>
    <meta:generator>LibreOffice/6.3.3.2$Windows_X86_64 LibreOffice_project/a64200df03143b798afd1ec74a12ab50359878ed</meta:generator>
    <meta:document-statistic meta:table-count="2" meta:cell-count="212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026cm" svg:height="7.225cm" xlink:href=".." xlink:type="simple" chart:class="chart:line" chart:style-name="ch1">
        <chart:title svg:x="3.691cm" svg:y="0.28cm" chart:style-name="ch2">
          <text:p>ITERAÇÕES POR INSTÂNCIA</text:p>
        </chart:title>
        <chart:legend chart:legend-position="end" svg:x="11.687cm" svg:y="2.806cm" style:legend-expansion="high" chart:style-name="ch3"/>
        <chart:plot-area chart:style-name="ch4" table:cell-range-address="Planilha1.B3:Planilha1.E15" chart:data-source-has-labels="both" svg:x="1.281cm" svg:y="1.229cm" svg:width="10.126cm" svg:height="4.881cm">
          <chartooo:coordinate-region svg:x="2.675cm" svg:y="1.431cm" svg:width="8.158cm" svg:height="4.026cm"/>
          <chart:axis chart:dimension="x" chart:name="primary-x" chart:style-name="ch5" chartooo:axis-type="auto">
            <chartooo:date-scale/>
            <chart:title svg:x="5.556cm" svg:y="6.254cm" chart:style-name="ch6">
              <text:p>Valor de N</text:p>
            </chart:title>
            <chart:categories table:cell-range-address="Planilha1.B4:Planilha1.B15"/>
            <chart:grid chart:style-name="ch7" chart:class="major"/>
          </chart:axis>
          <chart:axis chart:dimension="y" chart:name="primary-y" chart:style-name="ch5">
            <chart:title svg:x="0.451cm" svg:y="4.711cm" chart:style-name="ch8">
              <text:p>Qtd. Iterações</text:p>
            </chart:title>
            <chart:grid chart:style-name="ch7" chart:class="major"/>
          </chart:axis>
          <chart:series chart:style-name="ch9" chart:values-cell-range-address="Planilha1.C4:Planilha1.C15" chart:label-cell-address="Planilha1.C3:Planilha1.C3" chart:class="chart:line">
            <chart:data-point chart:repeated="12"/>
          </chart:series>
          <chart:series chart:style-name="ch10" chart:values-cell-range-address="Planilha1.D4:Planilha1.D15" chart:label-cell-address="Planilha1.D3:Planilha1.D3" chart:class="chart:line">
            <chart:data-point chart:repeated="12"/>
          </chart:series>
          <chart:series chart:style-name="ch11" chart:values-cell-range-address="Planilha1.E4:Planilha1.E15" chart:label-cell-address="Planilha1.E3:Planilha1.E3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</text:p>
                <draw:g>
                  <svg:desc>Planilha1.C3:Planilha1.C3</svg:desc>
                </draw:g>
              </table:table-cell>
              <table:table-cell office:value-type="string">
                <text:p>BEST</text:p>
                <draw:g>
                  <svg:desc>Planilha1.D3:Planilha1.D3</svg:desc>
                </draw:g>
              </table:table-cell>
              <table:table-cell office:value-type="string">
                <text:p>HARD</text:p>
                <draw:g>
                  <svg:desc>Planilha1.E3:Planilha1.E3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Planilha1.B4:Planilha1.B15</svg:desc>
                </draw:g>
              </table:table-cell>
              <table:table-cell office:value-type="float" office:value="6">
                <text:p>6</text:p>
                <draw:g>
                  <svg:desc>Planilha1.C4:Planilha1.C15</svg:desc>
                </draw:g>
              </table:table-cell>
              <table:table-cell office:value-type="float" office:value="5">
                <text:p>5</text:p>
                <draw:g>
                  <svg:desc>Planilha1.D4:Planilha1.D15</svg:desc>
                </draw:g>
              </table:table-cell>
              <table:table-cell office:value-type="float" office:value="21">
                <text:p>21</text:p>
                <draw:g>
                  <svg:desc>Planilha1.E4:Planilha1.E15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8">
                <text:p>228</text:p>
              </table:table-cell>
              <table:table-cell office:value-type="float" office:value="50">
                <text:p>50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85">
                <text:p>485</text:p>
              </table:table-cell>
              <table:table-cell office:value-type="float" office:value="100">
                <text:p>100</text:p>
              </table:table-cell>
              <table:table-cell office:value-type="float" office:value="9901">
                <text:p>990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11">
                <text:p>1011</text:p>
              </table:table-cell>
              <table:table-cell office:value-type="float" office:value="200">
                <text:p>200</text:p>
              </table:table-cell>
              <table:table-cell office:value-type="float" office:value="39801">
                <text:p>398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737">
                <text:p>1737</text:p>
              </table:table-cell>
              <table:table-cell office:value-type="float" office:value="300">
                <text:p>300</text:p>
              </table:table-cell>
              <table:table-cell office:value-type="float" office:value="89701">
                <text:p>8970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228">
                <text:p>2228</text:p>
              </table:table-cell>
              <table:table-cell office:value-type="float" office:value="400">
                <text:p>400</text:p>
              </table:table-cell>
              <table:table-cell office:value-type="float" office:value="159601">
                <text:p>15960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922">
                <text:p>3922</text:p>
              </table:table-cell>
              <table:table-cell office:value-type="float" office:value="500">
                <text:p>500</text:p>
              </table:table-cell>
              <table:table-cell office:value-type="float" office:value="249501">
                <text:p>24950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314">
                <text:p>5314</text:p>
              </table:table-cell>
              <table:table-cell office:value-type="float" office:value="600">
                <text:p>600</text:p>
              </table:table-cell>
              <table:table-cell office:value-type="float" office:value="359401">
                <text:p>35940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222">
                <text:p>4222</text:p>
              </table:table-cell>
              <table:table-cell office:value-type="float" office:value="700">
                <text:p>700</text:p>
              </table:table-cell>
              <table:table-cell office:value-type="float" office:value="489301">
                <text:p>48930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313">
                <text:p>5313</text:p>
              </table:table-cell>
              <table:table-cell office:value-type="float" office:value="800">
                <text:p>800</text:p>
              </table:table-cell>
              <table:table-cell office:value-type="float" office:value="639201">
                <text:p>63920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965">
                <text:p>5965</text:p>
              </table:table-cell>
              <table:table-cell office:value-type="float" office:value="900">
                <text:p>900</text:p>
              </table:table-cell>
              <table:table-cell office:value-type="float" office:value="809101">
                <text:p>80910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091">
                <text:p>7091</text:p>
              </table:table-cell>
              <table:table-cell office:value-type="float" office:value="1000">
                <text:p>1000</text:p>
              </table:table-cell>
              <table:table-cell office:value-type="float" office:value="999001">
                <text:p>999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33cm" svg:height="6.544cm" xlink:href=".." xlink:type="simple" chart:class="chart:line" chart:style-name="ch1">
        <chart:title svg:x="3.487cm" svg:y="0.266cm" chart:style-name="ch2">
          <text:p>TEMPO EXECUÇÃO POR INSTÂNCIA</text:p>
        </chart:title>
        <chart:legend chart:legend-position="end" svg:x="12.994cm" svg:y="2.466cm" style:legend-expansion="high" chart:style-name="ch3"/>
        <chart:plot-area chart:style-name="ch4" table:cell-range-address="Planilha1.B18:Planilha1.E30" chart:data-source-has-labels="both" svg:x="1.307cm" svg:y="1.201cm" svg:width="11.381cm" svg:height="4.242cm">
          <chartooo:coordinate-region svg:x="3.463cm" svg:y="1.403cm" svg:width="8.842cm" svg:height="3.387cm"/>
          <chart:axis chart:dimension="x" chart:name="primary-x" chart:style-name="ch5" chartooo:axis-type="auto">
            <chartooo:date-scale/>
            <chart:title svg:x="6.209cm" svg:y="5.573cm" chart:style-name="ch6">
              <text:p>Valor de N</text:p>
            </chart:title>
            <chart:categories table:cell-range-address="Planilha1.B19:Planilha1.B30"/>
            <chart:grid chart:style-name="ch7" chart:class="major"/>
          </chart:axis>
          <chart:axis chart:dimension="y" chart:name="primary-y" chart:style-name="ch5">
            <chart:title svg:x="0.451cm" svg:y="5.951cm" chart:style-name="ch8">
              <text:p>Tempo de execução (nanosegundos)</text:p>
            </chart:title>
            <chart:grid chart:style-name="ch7" chart:class="major"/>
          </chart:axis>
          <chart:series chart:style-name="ch9" chart:values-cell-range-address="Planilha1.C19:Planilha1.C30" chart:label-cell-address="Planilha1.C18:Planilha1.C18" chart:class="chart:line">
            <chart:data-point chart:repeated="12"/>
          </chart:series>
          <chart:series chart:style-name="ch10" chart:values-cell-range-address="Planilha1.D19:Planilha1.D30" chart:label-cell-address="Planilha1.D18:Planilha1.D18" chart:class="chart:line">
            <chart:data-point chart:repeated="12"/>
          </chart:series>
          <chart:series chart:style-name="ch11" chart:values-cell-range-address="Planilha1.E19:Planilha1.E30" chart:label-cell-address="Planilha1.E18:Planilha1.E18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</text:p>
                <draw:g>
                  <svg:desc>Planilha1.C18:Planilha1.C18</svg:desc>
                </draw:g>
              </table:table-cell>
              <table:table-cell office:value-type="string">
                <text:p>BEST</text:p>
                <draw:g>
                  <svg:desc>Planilha1.D18:Planilha1.D18</svg:desc>
                </draw:g>
              </table:table-cell>
              <table:table-cell office:value-type="string">
                <text:p>HARD</text:p>
                <draw:g>
                  <svg:desc>Planilha1.E18:Planilha1.E18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Planilha1.B19:Planilha1.B30</svg:desc>
                </draw:g>
              </table:table-cell>
              <table:table-cell office:value-type="float" office:value="1238708">
                <text:p>1238708</text:p>
                <draw:g>
                  <svg:desc>Planilha1.C19:Planilha1.C30</svg:desc>
                </draw:g>
              </table:table-cell>
              <table:table-cell office:value-type="float" office:value="99077">
                <text:p>99077</text:p>
                <draw:g>
                  <svg:desc>Planilha1.D19:Planilha1.D30</svg:desc>
                </draw:g>
              </table:table-cell>
              <table:table-cell office:value-type="float" office:value="4331556">
                <text:p>4331556</text:p>
                <draw:g>
                  <svg:desc>Planilha1.E19:Planilha1.E3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88397">
                <text:p>1088397</text:p>
              </table:table-cell>
              <table:table-cell office:value-type="float" office:value="107658">
                <text:p>107658</text:p>
              </table:table-cell>
              <table:table-cell office:value-type="float" office:value="6720768">
                <text:p>67207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78844">
                <text:p>878844</text:p>
              </table:table-cell>
              <table:table-cell office:value-type="float" office:value="378832">
                <text:p>378832</text:p>
              </table:table-cell>
              <table:table-cell office:value-type="float" office:value="17328549">
                <text:p>1732854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78029">
                <text:p>978029</text:p>
              </table:table-cell>
              <table:table-cell office:value-type="float" office:value="328884">
                <text:p>328884</text:p>
              </table:table-cell>
              <table:table-cell office:value-type="float" office:value="54942274">
                <text:p>5494227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480040">
                <text:p>2480040</text:p>
              </table:table-cell>
              <table:table-cell office:value-type="float" office:value="503251">
                <text:p>503251</text:p>
              </table:table-cell>
              <table:table-cell office:value-type="float" office:value="127381227">
                <text:p>12738122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726448">
                <text:p>2726448</text:p>
              </table:table-cell>
              <table:table-cell office:value-type="float" office:value="693248">
                <text:p>693248</text:p>
              </table:table-cell>
              <table:table-cell office:value-type="float" office:value="232817582">
                <text:p>23281758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931709">
                <text:p>2931709</text:p>
              </table:table-cell>
              <table:table-cell office:value-type="float" office:value="456328">
                <text:p>456328</text:p>
              </table:table-cell>
              <table:table-cell office:value-type="float" office:value="296326281">
                <text:p>29632628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887075">
                <text:p>5887075</text:p>
              </table:table-cell>
              <table:table-cell office:value-type="float" office:value="1326305">
                <text:p>1326305</text:p>
              </table:table-cell>
              <table:table-cell office:value-type="float" office:value="449779949">
                <text:p>44977994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461620">
                <text:p>3461620</text:p>
              </table:table-cell>
              <table:table-cell office:value-type="float" office:value="721411">
                <text:p>721411</text:p>
              </table:table-cell>
              <table:table-cell office:value-type="float" office:value="646202504">
                <text:p>64620250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352086">
                <text:p>4352086</text:p>
              </table:table-cell>
              <table:table-cell office:value-type="float" office:value="771742">
                <text:p>771742</text:p>
              </table:table-cell>
              <table:table-cell office:value-type="float" office:value="874634648">
                <text:p>87463464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702195">
                <text:p>5702195</text:p>
              </table:table-cell>
              <table:table-cell office:value-type="float" office:value="823393">
                <text:p>823393</text:p>
              </table:table-cell>
              <table:table-cell office:value-type="float" office:value="1426905734">
                <text:p>142690573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726799">
                <text:p>8726799</text:p>
              </table:table-cell>
              <table:table-cell office:value-type="float" office:value="1170535">
                <text:p>1170535</text:p>
              </table:table-cell>
              <table:table-cell office:value-type="float" office:value="2352278681">
                <text:p>23522786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33cm" svg:height="6.544cm" xlink:href=".." xlink:type="simple" chart:class="chart:line" chart:style-name="ch1">
        <chart:title svg:x="3.487cm" svg:y="0.266cm" chart:style-name="ch2">
          <text:p>TEMPO EXECUÇÃO POR INSTÂNCIA</text:p>
        </chart:title>
        <chart:legend chart:legend-position="end" svg:x="12.994cm" svg:y="2.466cm" style:legend-expansion="high" chart:style-name="ch3"/>
        <chart:plot-area chart:style-name="ch4" table:cell-range-address="Planilha2.B18:Planilha2.E30" chart:data-source-has-labels="both" svg:x="1.307cm" svg:y="1.201cm" svg:width="11.381cm" svg:height="4.242cm">
          <chartooo:coordinate-region svg:x="3.273cm" svg:y="1.404cm" svg:width="9.032cm" svg:height="3.386cm"/>
          <chart:axis chart:dimension="x" chart:name="primary-x" chart:style-name="ch5" chartooo:axis-type="auto">
            <chartooo:date-scale/>
            <chart:title svg:x="6.209cm" svg:y="5.573cm" chart:style-name="ch6">
              <text:p>Valor de N</text:p>
            </chart:title>
            <chart:categories table:cell-range-address="Planilha2.B19:Planilha2.B30"/>
            <chart:grid chart:style-name="ch7" chart:class="major"/>
          </chart:axis>
          <chart:axis chart:dimension="y" chart:name="primary-y" chart:style-name="ch5">
            <chart:title svg:x="0.451cm" svg:y="5.951cm" chart:style-name="ch8">
              <text:p>Tempo de execução (nanosegundos)</text:p>
            </chart:title>
            <chart:grid chart:style-name="ch7" chart:class="major"/>
          </chart:axis>
          <chart:series chart:style-name="ch9" chart:values-cell-range-address="Planilha2.C19:Planilha2.C30" chart:label-cell-address="Planilha2.C18:Planilha2.C18" chart:class="chart:line">
            <chart:data-point chart:repeated="12"/>
          </chart:series>
          <chart:series chart:style-name="ch10" chart:values-cell-range-address="Planilha2.D19:Planilha2.D30" chart:label-cell-address="Planilha2.D18:Planilha2.D18" chart:class="chart:line">
            <chart:data-point chart:repeated="12"/>
          </chart:series>
          <chart:series chart:style-name="ch11" chart:values-cell-range-address="Planilha2.E19:Planilha2.E30" chart:label-cell-address="Planilha2.E18:Planilha2.E18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</text:p>
                <draw:g>
                  <svg:desc>Planilha2.C18:Planilha2.C18</svg:desc>
                </draw:g>
              </table:table-cell>
              <table:table-cell office:value-type="string">
                <text:p>BEST</text:p>
                <draw:g>
                  <svg:desc>Planilha2.D18:Planilha2.D18</svg:desc>
                </draw:g>
              </table:table-cell>
              <table:table-cell office:value-type="string">
                <text:p>HARD</text:p>
                <draw:g>
                  <svg:desc>Planilha2.E18:Planilha2.E18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Planilha2.B19:Planilha2.B30</svg:desc>
                </draw:g>
              </table:table-cell>
              <table:table-cell office:value-type="float" office:value="2338">
                <text:p>2338</text:p>
                <draw:g>
                  <svg:desc>Planilha2.C19:Planilha2.C30</svg:desc>
                </draw:g>
              </table:table-cell>
              <table:table-cell office:value-type="float" office:value="1460">
                <text:p>1460</text:p>
                <draw:g>
                  <svg:desc>Planilha2.D19:Planilha2.D30</svg:desc>
                </draw:g>
              </table:table-cell>
              <table:table-cell office:value-type="float" office:value="5659">
                <text:p>5659</text:p>
                <draw:g>
                  <svg:desc>Planilha2.E19:Planilha2.E3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6085">
                <text:p>36085</text:p>
              </table:table-cell>
              <table:table-cell office:value-type="float" office:value="12522">
                <text:p>12522</text:p>
              </table:table-cell>
              <table:table-cell office:value-type="float" office:value="667322">
                <text:p>66732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2561">
                <text:p>82561</text:p>
              </table:table-cell>
              <table:table-cell office:value-type="float" office:value="26144">
                <text:p>26144</text:p>
              </table:table-cell>
              <table:table-cell office:value-type="float" office:value="3534894">
                <text:p>353489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2936">
                <text:p>222936</text:p>
              </table:table-cell>
              <table:table-cell office:value-type="float" office:value="50293">
                <text:p>50293</text:p>
              </table:table-cell>
              <table:table-cell office:value-type="float" office:value="14203892">
                <text:p>1420389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93257">
                <text:p>493257</text:p>
              </table:table-cell>
              <table:table-cell office:value-type="float" office:value="84581">
                <text:p>84581</text:p>
              </table:table-cell>
              <table:table-cell office:value-type="float" office:value="38609025">
                <text:p>386090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52855">
                <text:p>552855</text:p>
              </table:table-cell>
              <table:table-cell office:value-type="float" office:value="141150">
                <text:p>141150</text:p>
              </table:table-cell>
              <table:table-cell office:value-type="float" office:value="70513064">
                <text:p>7051306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89712">
                <text:p>889712</text:p>
              </table:table-cell>
              <table:table-cell office:value-type="float" office:value="225305">
                <text:p>225305</text:p>
              </table:table-cell>
              <table:table-cell office:value-type="float" office:value="95552361">
                <text:p>9555236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295995">
                <text:p>1295995</text:p>
              </table:table-cell>
              <table:table-cell office:value-type="float" office:value="232714">
                <text:p>232714</text:p>
              </table:table-cell>
              <table:table-cell office:value-type="float" office:value="141176125">
                <text:p>14117612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194015">
                <text:p>1194015</text:p>
              </table:table-cell>
              <table:table-cell office:value-type="float" office:value="220484">
                <text:p>220484</text:p>
              </table:table-cell>
              <table:table-cell office:value-type="float" office:value="208560036">
                <text:p>20856003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23796">
                <text:p>1623796</text:p>
              </table:table-cell>
              <table:table-cell office:value-type="float" office:value="341855">
                <text:p>341855</text:p>
              </table:table-cell>
              <table:table-cell office:value-type="float" office:value="298235105">
                <text:p>29823510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616880">
                <text:p>1616880</text:p>
              </table:table-cell>
              <table:table-cell office:value-type="float" office:value="281435">
                <text:p>281435</text:p>
              </table:table-cell>
              <table:table-cell office:value-type="float" office:value="367439839">
                <text:p>36743983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286857">
                <text:p>2286857</text:p>
              </table:table-cell>
              <table:table-cell office:value-type="float" office:value="301788">
                <text:p>301788</text:p>
              </table:table-cell>
              <table:table-cell office:value-type="float" office:value="451868813">
                <text:p>4518688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026cm" svg:height="7.225cm" xlink:href=".." xlink:type="simple" chart:class="chart:line" chart:style-name="ch1">
        <chart:title svg:x="3.691cm" svg:y="0.28cm" chart:style-name="ch2">
          <text:p>ITERAÇÕES POR INSTÂNCIA</text:p>
        </chart:title>
        <chart:legend chart:legend-position="end" svg:x="11.687cm" svg:y="2.806cm" style:legend-expansion="high" chart:style-name="ch3"/>
        <chart:plot-area chart:style-name="ch4" table:cell-range-address="Planilha2.B3:Planilha2.E15" chart:data-source-has-labels="both" svg:x="1.281cm" svg:y="1.229cm" svg:width="10.126cm" svg:height="4.881cm">
          <chartooo:coordinate-region svg:x="2.675cm" svg:y="1.431cm" svg:width="8.158cm" svg:height="4.026cm"/>
          <chart:axis chart:dimension="x" chart:name="primary-x" chart:style-name="ch5" chartooo:axis-type="auto">
            <chartooo:date-scale/>
            <chart:title svg:x="5.556cm" svg:y="6.254cm" chart:style-name="ch6">
              <text:p>Valor de N</text:p>
            </chart:title>
            <chart:categories table:cell-range-address="Planilha2.B4:Planilha2.B15"/>
            <chart:grid chart:style-name="ch7" chart:class="major"/>
          </chart:axis>
          <chart:axis chart:dimension="y" chart:name="primary-y" chart:style-name="ch5">
            <chart:title svg:x="0.451cm" svg:y="4.711cm" chart:style-name="ch8">
              <text:p>Qtd. Iterações</text:p>
            </chart:title>
            <chart:grid chart:style-name="ch7" chart:class="major"/>
          </chart:axis>
          <chart:series chart:style-name="ch9" chart:values-cell-range-address="Planilha2.C4:Planilha2.C15" chart:label-cell-address="Planilha2.C3:Planilha2.C3" chart:class="chart:line">
            <chart:data-point chart:repeated="12"/>
          </chart:series>
          <chart:series chart:style-name="ch10" chart:values-cell-range-address="Planilha2.D4:Planilha2.D15" chart:label-cell-address="Planilha2.D3:Planilha2.D3" chart:class="chart:line">
            <chart:data-point chart:repeated="12"/>
          </chart:series>
          <chart:series chart:style-name="ch11" chart:values-cell-range-address="Planilha2.E4:Planilha2.E15" chart:label-cell-address="Planilha2.E3:Planilha2.E3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</text:p>
                <draw:g>
                  <svg:desc>Planilha2.C3:Planilha2.C3</svg:desc>
                </draw:g>
              </table:table-cell>
              <table:table-cell office:value-type="string">
                <text:p>BEST</text:p>
                <draw:g>
                  <svg:desc>Planilha2.D3:Planilha2.D3</svg:desc>
                </draw:g>
              </table:table-cell>
              <table:table-cell office:value-type="string">
                <text:p>HARD</text:p>
                <draw:g>
                  <svg:desc>Planilha2.E3:Planilha2.E3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Planilha2.B4:Planilha2.B15</svg:desc>
                </draw:g>
              </table:table-cell>
              <table:table-cell office:value-type="float" office:value="6">
                <text:p>6</text:p>
                <draw:g>
                  <svg:desc>Planilha2.C4:Planilha2.C15</svg:desc>
                </draw:g>
              </table:table-cell>
              <table:table-cell office:value-type="float" office:value="5">
                <text:p>5</text:p>
                <draw:g>
                  <svg:desc>Planilha2.D4:Planilha2.D15</svg:desc>
                </draw:g>
              </table:table-cell>
              <table:table-cell office:value-type="float" office:value="21">
                <text:p>21</text:p>
                <draw:g>
                  <svg:desc>Planilha2.E4:Planilha2.E15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8">
                <text:p>228</text:p>
              </table:table-cell>
              <table:table-cell office:value-type="float" office:value="50">
                <text:p>50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85">
                <text:p>485</text:p>
              </table:table-cell>
              <table:table-cell office:value-type="float" office:value="100">
                <text:p>100</text:p>
              </table:table-cell>
              <table:table-cell office:value-type="float" office:value="9901">
                <text:p>990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11">
                <text:p>1011</text:p>
              </table:table-cell>
              <table:table-cell office:value-type="float" office:value="200">
                <text:p>200</text:p>
              </table:table-cell>
              <table:table-cell office:value-type="float" office:value="39801">
                <text:p>398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737">
                <text:p>1737</text:p>
              </table:table-cell>
              <table:table-cell office:value-type="float" office:value="300">
                <text:p>300</text:p>
              </table:table-cell>
              <table:table-cell office:value-type="float" office:value="89701">
                <text:p>8970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228">
                <text:p>2228</text:p>
              </table:table-cell>
              <table:table-cell office:value-type="float" office:value="400">
                <text:p>400</text:p>
              </table:table-cell>
              <table:table-cell office:value-type="float" office:value="159601">
                <text:p>15960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922">
                <text:p>3922</text:p>
              </table:table-cell>
              <table:table-cell office:value-type="float" office:value="500">
                <text:p>500</text:p>
              </table:table-cell>
              <table:table-cell office:value-type="float" office:value="249501">
                <text:p>24950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314">
                <text:p>5314</text:p>
              </table:table-cell>
              <table:table-cell office:value-type="float" office:value="600">
                <text:p>600</text:p>
              </table:table-cell>
              <table:table-cell office:value-type="float" office:value="359401">
                <text:p>35940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222">
                <text:p>4222</text:p>
              </table:table-cell>
              <table:table-cell office:value-type="float" office:value="700">
                <text:p>700</text:p>
              </table:table-cell>
              <table:table-cell office:value-type="float" office:value="489301">
                <text:p>48930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313">
                <text:p>5313</text:p>
              </table:table-cell>
              <table:table-cell office:value-type="float" office:value="800">
                <text:p>800</text:p>
              </table:table-cell>
              <table:table-cell office:value-type="float" office:value="639201">
                <text:p>63920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965">
                <text:p>5965</text:p>
              </table:table-cell>
              <table:table-cell office:value-type="float" office:value="900">
                <text:p>900</text:p>
              </table:table-cell>
              <table:table-cell office:value-type="float" office:value="809101">
                <text:p>80910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091">
                <text:p>7091</text:p>
              </table:table-cell>
              <table:table-cell office:value-type="float" office:value="1000">
                <text:p>1000</text:p>
              </table:table-cell>
              <table:table-cell office:value-type="float" office:value="999001">
                <text:p>999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